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45.944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9160.0"/>
          <table:table-cell office:value-type="float" office:value="749718.0"/>
          <table:table-cell office:value-type="float" office:value="0.0"/>
          <table:table-cell office:value-type="float" office:value="0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46.602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28481.0"/>
          <table:table-cell office:value-type="float" office:value="840640.0"/>
          <table:table-cell office:value-type="float" office:value="0.0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50.595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38215.0"/>
          <table:table-cell office:value-type="float" office:value="840735.0"/>
          <table:table-cell office:value-type="float" office:value="0.0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94.503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236599.0"/>
          <table:table-cell office:value-type="float" office:value="1093392.0"/>
          <table:table-cell office:value-type="float" office:value="0.0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36.099"/>
          <table:table-cell office:value-type="float" office:value="0.0"/>
          <table:table-cell office:value-type="float" office:value="0.0"/>
          <table:table-cell office:value-type="string">
            <text:p/>
          </table:table-cell>
          <table:table-cell office:value-type="float" office:value="102283.0"/>
          <table:table-cell office:value-type="float" office:value="701974.0"/>
          <table:table-cell office:value-type="float" office:value="0.0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</table:table-row>
        <table:table-row table:style-name="ro1">
          <table:table-cell office:value-type="string">
            <text:p>structured/x7_y6_r2/x7_y6_n42_r2_s4_ps1_pr4_u4_o4_l4_N001.lp</text:p>
          </table:table-cell>
          <table:table-cell office:value-type="float" office:value="0.36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199.0"/>
          <table:table-cell office:value-type="float" office:value="0.0"/>
          <table:table-cell office:value-type="float" office:value="0.0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97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261.0"/>
          <table:table-cell office:value-type="float" office:value="9642.0"/>
          <table:table-cell office:value-type="float" office:value="0.0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3.1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8853.0"/>
          <table:table-cell office:value-type="float" office:value="84672.0"/>
          <table:table-cell office:value-type="float" office:value="0.0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64"/>
          <table:table-cell office:value-type="float" office:value="1.0"/>
          <table:table-cell office:value-type="float" office:value="0.0"/>
          <table:table-cell office:value-type="string">
            <text:p/>
          </table:table-cell>
          <table:table-cell office:value-type="float" office:value="168.0"/>
          <table:table-cell office:value-type="float" office:value="1768.0"/>
          <table:table-cell office:value-type="float" office:value="0.0"/>
          <table:table-cell office:value-type="float" office:value="0.0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9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16.0"/>
          <table:table-cell office:value-type="float" office:value="3748.0"/>
          <table:table-cell office:value-type="float" office:value="0.0"/>
          <table:table-cell office:value-type="float" office:value="0.0"/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74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702.0"/>
          <table:table-cell office:value-type="float" office:value="0.0"/>
          <table:table-cell office:value-type="float" office:value="0.0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3])" office:value-type="float"/>
          <table:table-cell table:formula="of:=SUM([.C3:.C13])" office:value-type="float"/>
          <table:table-cell table:formula="of:=SUM([.D3:.D13])" office:value-type="float"/>
          <table:table-cell table:formula="of:=SUM([.E3:.E13])" office:value-type="float"/>
          <table:table-cell table:formula="of:=SUM([.F3:.F13])" office:value-type="float"/>
          <table:table-cell table:formula="of:=SUM([.G3:.G13])" office:value-type="float"/>
          <table:table-cell table:formula="of:=SUM([.H3:.H13])" office:value-type="float"/>
          <table:table-cell table:formula="of:=SUM([.I3:.I13])" office:value-type="float"/>
          <table:table-cell table:formula="of:=SUM([.J3:.J13])" office:value-type="float"/>
          <table:table-cell table:formula="of:=SUM([.K3:.K13])" office:value-type="float"/>
          <table:table-cell table:formula="of:=SUM([.L3:.L13])" office:value-type="float"/>
          <table:table-cell table:formula="of:=SUM([.M3:.M13])" office:value-type="float"/>
          <table:table-cell table:formula="of:=SUM([.N3:.N13])" office:value-type="float"/>
          <table:table-cell table:formula="of:=SUM([.O3:.O13])" office:value-type="float"/>
          <table:table-cell table:formula="of:=SUM([.P3:.P13])" office:value-type="float"/>
          <table:table-cell table:formula="of:=SUM([.Q3:.Q13])" office:value-type="float"/>
          <table:table-cell table:formula="of:=SUM([.R3:.R13])" office:value-type="float"/>
          <table:table-cell table:formula="of:=SUM([.S3:.S13])" office:value-type="float"/>
          <table:table-cell table:formula="of:=SUM([.T3:.T13])" office:value-type="float"/>
          <table:table-cell table:formula="of:=SUM([.U3:.U13])" office:value-type="float"/>
          <table:table-cell table:formula="of:=SUM([.V3:.V13])" office:value-type="float"/>
          <table:table-cell table:formula="of:=SUM([.W3:.W13])" office:value-type="float"/>
          <table:table-cell table:formula="of:=SUM([.X3:.X13])" office:value-type="float"/>
          <table:table-cell table:formula="of:=SUM([.Y3:.Y13])" office:value-type="float"/>
          <table:table-cell table:formula="of:=SUM([.Z3:.Z13])" office:value-type="float"/>
          <table:table-cell table:formula="of:=SUM([.AA3:.AA13])" office:value-type="float"/>
          <table:table-cell table:formula="of:=SUM([.AB3:.AB13])" office:value-type="float"/>
          <table:table-cell table:formula="of:=SUM([.AC3:.AC13])" office:value-type="float"/>
          <table:table-cell table:formula="of:=SUM([.AD3:.AD13])" office:value-type="float"/>
          <table:table-cell table:formula="of:=SUM([.AE3:.AE13])" office:value-type="float"/>
          <table:table-cell table:formula="of:=SUM([.AF3:.AF13])" office:value-type="float"/>
          <table:table-cell table:formula="of:=SUM([.AG3:.AG1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3])" office:value-type="float"/>
          <table:table-cell table:formula="of:=AVERAGE([.C3:.C13])" office:value-type="float"/>
          <table:table-cell table:formula="of:=AVERAGE([.D3:.D13])" office:value-type="float"/>
          <table:table-cell table:formula="of:=AVERAGE([.E3:.E13])" office:value-type="float"/>
          <table:table-cell table:formula="of:=AVERAGE([.F3:.F13])" office:value-type="float"/>
          <table:table-cell table:formula="of:=AVERAGE([.G3:.G13])" office:value-type="float"/>
          <table:table-cell table:formula="of:=AVERAGE([.H3:.H13])" office:value-type="float"/>
          <table:table-cell table:formula="of:=AVERAGE([.I3:.I13])" office:value-type="float"/>
          <table:table-cell table:formula="of:=AVERAGE([.J3:.J13])" office:value-type="float"/>
          <table:table-cell table:formula="of:=AVERAGE([.K3:.K13])" office:value-type="float"/>
          <table:table-cell table:formula="of:=AVERAGE([.L3:.L13])" office:value-type="float"/>
          <table:table-cell table:formula="of:=AVERAGE([.M3:.M13])" office:value-type="float"/>
          <table:table-cell table:formula="of:=AVERAGE([.N3:.N13])" office:value-type="float"/>
          <table:table-cell table:formula="of:=AVERAGE([.O3:.O13])" office:value-type="float"/>
          <table:table-cell table:formula="of:=AVERAGE([.P3:.P13])" office:value-type="float"/>
          <table:table-cell table:formula="of:=AVERAGE([.Q3:.Q13])" office:value-type="float"/>
          <table:table-cell table:formula="of:=AVERAGE([.R3:.R13])" office:value-type="float"/>
          <table:table-cell table:formula="of:=AVERAGE([.S3:.S13])" office:value-type="float"/>
          <table:table-cell table:formula="of:=AVERAGE([.T3:.T13])" office:value-type="float"/>
          <table:table-cell table:formula="of:=AVERAGE([.U3:.U13])" office:value-type="float"/>
          <table:table-cell table:formula="of:=AVERAGE([.V3:.V13])" office:value-type="float"/>
          <table:table-cell table:formula="of:=AVERAGE([.W3:.W13])" office:value-type="float"/>
          <table:table-cell table:formula="of:=AVERAGE([.X3:.X13])" office:value-type="float"/>
          <table:table-cell table:formula="of:=AVERAGE([.Y3:.Y13])" office:value-type="float"/>
          <table:table-cell table:formula="of:=AVERAGE([.Z3:.Z13])" office:value-type="float"/>
          <table:table-cell table:formula="of:=AVERAGE([.AA3:.AA13])" office:value-type="float"/>
          <table:table-cell table:formula="of:=AVERAGE([.AB3:.AB13])" office:value-type="float"/>
          <table:table-cell table:formula="of:=AVERAGE([.AC3:.AC13])" office:value-type="float"/>
          <table:table-cell table:formula="of:=AVERAGE([.AD3:.AD13])" office:value-type="float"/>
          <table:table-cell table:formula="of:=AVERAGE([.AE3:.AE13])" office:value-type="float"/>
          <table:table-cell table:formula="of:=AVERAGE([.AF3:.AF13])" office:value-type="float"/>
          <table:table-cell table:formula="of:=AVERAGE([.AG3:.AG1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3])" office:value-type="float"/>
          <table:table-cell table:formula="of:=STDEV([.C3:.C13])" office:value-type="float"/>
          <table:table-cell table:formula="of:=STDEV([.D3:.D13])" office:value-type="float"/>
          <table:table-cell table:formula="of:=STDEV([.E3:.E13])" office:value-type="float"/>
          <table:table-cell table:formula="of:=STDEV([.F3:.F13])" office:value-type="float"/>
          <table:table-cell table:formula="of:=STDEV([.G3:.G13])" office:value-type="float"/>
          <table:table-cell table:formula="of:=STDEV([.H3:.H13])" office:value-type="float"/>
          <table:table-cell table:formula="of:=STDEV([.I3:.I13])" office:value-type="float"/>
          <table:table-cell table:formula="of:=STDEV([.J3:.J13])" office:value-type="float"/>
          <table:table-cell table:formula="of:=STDEV([.K3:.K13])" office:value-type="float"/>
          <table:table-cell table:formula="of:=STDEV([.L3:.L13])" office:value-type="float"/>
          <table:table-cell table:formula="of:=STDEV([.M3:.M13])" office:value-type="float"/>
          <table:table-cell table:formula="of:=STDEV([.N3:.N13])" office:value-type="float"/>
          <table:table-cell table:formula="of:=STDEV([.O3:.O13])" office:value-type="float"/>
          <table:table-cell table:formula="of:=STDEV([.P3:.P13])" office:value-type="float"/>
          <table:table-cell table:formula="of:=STDEV([.Q3:.Q13])" office:value-type="float"/>
          <table:table-cell table:formula="of:=STDEV([.R3:.R13])" office:value-type="float"/>
          <table:table-cell table:formula="of:=STDEV([.S3:.S13])" office:value-type="float"/>
          <table:table-cell table:formula="of:=STDEV([.T3:.T13])" office:value-type="float"/>
          <table:table-cell table:formula="of:=STDEV([.U3:.U13])" office:value-type="float"/>
          <table:table-cell table:formula="of:=STDEV([.V3:.V13])" office:value-type="float"/>
          <table:table-cell table:formula="of:=STDEV([.W3:.W13])" office:value-type="float"/>
          <table:table-cell table:formula="of:=STDEV([.X3:.X13])" office:value-type="float"/>
          <table:table-cell table:formula="of:=STDEV([.Y3:.Y13])" office:value-type="float"/>
          <table:table-cell table:formula="of:=STDEV([.Z3:.Z13])" office:value-type="float"/>
          <table:table-cell table:formula="of:=STDEV([.AA3:.AA13])" office:value-type="float"/>
          <table:table-cell table:formula="of:=STDEV([.AB3:.AB13])" office:value-type="float"/>
          <table:table-cell table:formula="of:=STDEV([.AC3:.AC13])" office:value-type="float"/>
          <table:table-cell table:formula="of:=STDEV([.AD3:.AD13])" office:value-type="float"/>
          <table:table-cell table:formula="of:=STDEV([.AE3:.AE13])" office:value-type="float"/>
          <table:table-cell table:formula="of:=STDEV([.AF3:.AF13])" office:value-type="float"/>
          <table:table-cell table:formula="of:=STDEV([.AG3:.AG1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3]-[.$J3:.$J13])^2)^0.5" office:value-type="float"/>
          <table:table-cell table:number-matrix-columns-spanned="1" table:number-matrix-rows-spanned="1" table:formula="of:=SUM(([.C3:.C13]-[.$K3:.$K13])^2)^0.5" office:value-type="float"/>
          <table:table-cell table:number-matrix-columns-spanned="1" table:number-matrix-rows-spanned="1" table:formula="of:=SUM(([.D3:.D13]-[.$L3:.$L13])^2)^0.5" office:value-type="float"/>
          <table:table-cell table:number-matrix-columns-spanned="1" table:number-matrix-rows-spanned="1" table:formula="of:=SUM(([.E3:.E13]-[.$M3:.$M13])^2)^0.5" office:value-type="float"/>
          <table:table-cell table:number-matrix-columns-spanned="1" table:number-matrix-rows-spanned="1" table:formula="of:=SUM(([.F3:.F13]-[.$N3:.$N13])^2)^0.5" office:value-type="float"/>
          <table:table-cell table:number-matrix-columns-spanned="1" table:number-matrix-rows-spanned="1" table:formula="of:=SUM(([.G3:.G13]-[.$O3:.$O13])^2)^0.5" office:value-type="float"/>
          <table:table-cell table:number-matrix-columns-spanned="1" table:number-matrix-rows-spanned="1" table:formula="of:=SUM(([.H3:.H13]-[.$P3:.$P13])^2)^0.5" office:value-type="float"/>
          <table:table-cell table:number-matrix-columns-spanned="1" table:number-matrix-rows-spanned="1" table:formula="of:=SUM(([.I3:.I13]-[.$Q3:.$Q1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3]=[.$J3:.$J13])" office:value-type="float"/>
          <table:table-cell table:number-matrix-columns-spanned="1" table:number-matrix-rows-spanned="1" table:formula="of:=SUM([.C3:.C13]=[.$K3:.$K13])" office:value-type="float"/>
          <table:table-cell table:number-matrix-columns-spanned="1" table:number-matrix-rows-spanned="1" table:formula="of:=SUM([.D3:.D13]=[.$L3:.$L13])" office:value-type="float"/>
          <table:table-cell table:number-matrix-columns-spanned="1" table:number-matrix-rows-spanned="1" table:formula="of:=SUM([.E3:.E13]=[.$M3:.$M13])" office:value-type="float"/>
          <table:table-cell table:number-matrix-columns-spanned="1" table:number-matrix-rows-spanned="1" table:formula="of:=SUM([.F3:.F13]=[.$N3:.$N13])" office:value-type="float"/>
          <table:table-cell table:number-matrix-columns-spanned="1" table:number-matrix-rows-spanned="1" table:formula="of:=SUM([.G3:.G13]=[.$O3:.$O13])" office:value-type="float"/>
          <table:table-cell table:number-matrix-columns-spanned="1" table:number-matrix-rows-spanned="1" table:formula="of:=SUM([.H3:.H13]=[.$P3:.$P13])" office:value-type="float"/>
          <table:table-cell table:number-matrix-columns-spanned="1" table:number-matrix-rows-spanned="1" table:formula="of:=SUM([.I3:.I13]=[.$Q3:.$Q1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3]&lt;[.$R3:.$R13])" office:value-type="float"/>
          <table:table-cell table:number-matrix-columns-spanned="1" table:number-matrix-rows-spanned="1" table:formula="of:=SUM([.C3:.C13]&lt;[.$S3:.$S13])" office:value-type="float"/>
          <table:table-cell table:number-matrix-columns-spanned="1" table:number-matrix-rows-spanned="1" table:formula="of:=SUM([.D3:.D13]&lt;[.$T3:.$T13])" office:value-type="float"/>
          <table:table-cell table:number-matrix-columns-spanned="1" table:number-matrix-rows-spanned="1" table:formula="of:=SUM([.E3:.E13]&lt;[.$U3:.$U13])" office:value-type="float"/>
          <table:table-cell table:number-matrix-columns-spanned="1" table:number-matrix-rows-spanned="1" table:formula="of:=SUM([.F3:.F13]&lt;[.$V3:.$V13])" office:value-type="float"/>
          <table:table-cell table:number-matrix-columns-spanned="1" table:number-matrix-rows-spanned="1" table:formula="of:=SUM([.G3:.G13]&lt;[.$W3:.$W13])" office:value-type="float"/>
          <table:table-cell table:number-matrix-columns-spanned="1" table:number-matrix-rows-spanned="1" table:formula="of:=SUM([.H3:.H13]&lt;[.$X3:.$X13])" office:value-type="float"/>
          <table:table-cell table:number-matrix-columns-spanned="1" table:number-matrix-rows-spanned="1" table:formula="of:=SUM([.I3:.I13]&lt;[.$Y3:.$Y1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3]&gt;[.$R3:.$R13])" office:value-type="float"/>
          <table:table-cell table:number-matrix-columns-spanned="1" table:number-matrix-rows-spanned="1" table:formula="of:=SUM([.C3:.C13]&gt;[.$S3:.$S13])" office:value-type="float"/>
          <table:table-cell table:number-matrix-columns-spanned="1" table:number-matrix-rows-spanned="1" table:formula="of:=SUM([.D3:.D13]&gt;[.$T3:.$T13])" office:value-type="float"/>
          <table:table-cell table:number-matrix-columns-spanned="1" table:number-matrix-rows-spanned="1" table:formula="of:=SUM([.E3:.E13]&gt;[.$U3:.$U13])" office:value-type="float"/>
          <table:table-cell table:number-matrix-columns-spanned="1" table:number-matrix-rows-spanned="1" table:formula="of:=SUM([.F3:.F13]&gt;[.$V3:.$V13])" office:value-type="float"/>
          <table:table-cell table:number-matrix-columns-spanned="1" table:number-matrix-rows-spanned="1" table:formula="of:=SUM([.G3:.G13]&gt;[.$W3:.$W13])" office:value-type="float"/>
          <table:table-cell table:number-matrix-columns-spanned="1" table:number-matrix-rows-spanned="1" table:formula="of:=SUM([.H3:.H13]&gt;[.$X3:.$X13])" office:value-type="float"/>
          <table:table-cell table:number-matrix-columns-spanned="1" table:number-matrix-rows-spanned="1" table:formula="of:=SUM([.I3:.I13]&gt;[.$Y3:.$Y1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3]=[.$Z3:.$Z13])" office:value-type="float"/>
          <table:table-cell table:number-matrix-columns-spanned="1" table:number-matrix-rows-spanned="1" table:formula="of:=SUM([.C3:.C13]=[.$AA3:.$AA13])" office:value-type="float"/>
          <table:table-cell table:number-matrix-columns-spanned="1" table:number-matrix-rows-spanned="1" table:formula="of:=SUM([.D3:.D13]=[.$AB3:.$AB13])" office:value-type="float"/>
          <table:table-cell table:number-matrix-columns-spanned="1" table:number-matrix-rows-spanned="1" table:formula="of:=SUM([.E3:.E13]=[.$AC3:.$AC13])" office:value-type="float"/>
          <table:table-cell table:number-matrix-columns-spanned="1" table:number-matrix-rows-spanned="1" table:formula="of:=SUM([.F3:.F13]=[.$AD3:.$AD13])" office:value-type="float"/>
          <table:table-cell table:number-matrix-columns-spanned="1" table:number-matrix-rows-spanned="1" table:formula="of:=SUM([.G3:.G13]=[.$AE3:.$AE13])" office:value-type="float"/>
          <table:table-cell table:number-matrix-columns-spanned="1" table:number-matrix-rows-spanned="1" table:formula="of:=SUM([.H3:.H13]=[.$AF3:.$AF13])" office:value-type="float"/>
          <table:table-cell table:number-matrix-columns-spanned="1" table:number-matrix-rows-spanned="1" table:formula="of:=SUM([.I3:.I13]=[.$AG3:.$AG13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office:value-type="string">
            <text:p/>
          </table:table-cell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</table:table-row>
        <table:table-row table:style-name="ro1">
          <table:table-cell office:value-type="string">
            <text:p>structured/x7_y6_r2</text:p>
          </table:table-cell>
          <table:table-cell table:formula="of:=AVERAGE([Instances.B8:Instances.B8])" office:value-type="float"/>
          <table:table-cell table:formula="of:=AVERAGE([Instances.C8:Instances.C8])" office:value-type="float"/>
          <table:table-cell table:formula="of:=SUM([Instances.D8:Instances.D8])" office:value-type="float"/>
          <table:table-cell table:formula="of:=AVERAGE([Instances.E8:Instances.E8])" office:value-type="float"/>
          <table:table-cell table:formula="of:=AVERAGE([Instances.F8:Instances.F8])" office:value-type="float"/>
          <table:table-cell table:formula="of:=AVERAGE([Instances.G8:Instances.G8])" office:value-type="float"/>
          <table:table-cell table:formula="of:=AVERAGE([Instances.H8:Instances.H8])" office:value-type="float"/>
          <table:table-cell table:formula="of:=AVERAGE([Instances.I8:Instances.I8])" office:value-type="float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9:Instances.B13])" office:value-type="float"/>
          <table:table-cell table:formula="of:=AVERAGE([Instances.C9:Instances.C13])" office:value-type="float"/>
          <table:table-cell table:formula="of:=SUM([Instances.D9:Instances.D13])" office:value-type="float"/>
          <table:table-cell table:formula="of:=AVERAGE([Instances.E9:Instances.E13])" office:value-type="float"/>
          <table:table-cell table:formula="of:=AVERAGE([Instances.F9:Instances.F13])" office:value-type="float"/>
          <table:table-cell table:formula="of:=AVERAGE([Instances.G9:Instances.G13])" office:value-type="float"/>
          <table:table-cell table:formula="of:=AVERAGE([Instances.H9:Instances.H13])" office:value-type="float"/>
          <table:table-cell table:formula="of:=AVERAGE([Instances.I9:Instances.I13])" office:value-type="float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J3:.$J5])^2)^0.5" office:value-type="float"/>
          <table:table-cell table:number-matrix-columns-spanned="1" table:number-matrix-rows-spanned="1" table:formula="of:=SUM(([.C3:.C5]-[.$K3:.$K5])^2)^0.5" office:value-type="float"/>
          <table:table-cell table:number-matrix-columns-spanned="1" table:number-matrix-rows-spanned="1" table:formula="of:=SUM(([.D3:.D5]-[.$L3:.$L5])^2)^0.5" office:value-type="float"/>
          <table:table-cell table:number-matrix-columns-spanned="1" table:number-matrix-rows-spanned="1" table:formula="of:=SUM(([.E3:.E5]-[.$M3:.$M5])^2)^0.5" office:value-type="float"/>
          <table:table-cell table:number-matrix-columns-spanned="1" table:number-matrix-rows-spanned="1" table:formula="of:=SUM(([.F3:.F5]-[.$N3:.$N5])^2)^0.5" office:value-type="float"/>
          <table:table-cell table:number-matrix-columns-spanned="1" table:number-matrix-rows-spanned="1" table:formula="of:=SUM(([.G3:.G5]-[.$O3:.$O5])^2)^0.5" office:value-type="float"/>
          <table:table-cell table:number-matrix-columns-spanned="1" table:number-matrix-rows-spanned="1" table:formula="of:=SUM(([.H3:.H5]-[.$P3:.$P5])^2)^0.5" office:value-type="float"/>
          <table:table-cell table:number-matrix-columns-spanned="1" table:number-matrix-rows-spanned="1" table:formula="of:=SUM(([.I3:.I5]-[.$Q3:.$Q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J3:.$J5])" office:value-type="float"/>
          <table:table-cell table:number-matrix-columns-spanned="1" table:number-matrix-rows-spanned="1" table:formula="of:=SUM([.C3:.C5]=[.$K3:.$K5])" office:value-type="float"/>
          <table:table-cell table:number-matrix-columns-spanned="1" table:number-matrix-rows-spanned="1" table:formula="of:=SUM([.D3:.D5]=[.$L3:.$L5])" office:value-type="float"/>
          <table:table-cell table:number-matrix-columns-spanned="1" table:number-matrix-rows-spanned="1" table:formula="of:=SUM([.E3:.E5]=[.$M3:.$M5])" office:value-type="float"/>
          <table:table-cell table:number-matrix-columns-spanned="1" table:number-matrix-rows-spanned="1" table:formula="of:=SUM([.F3:.F5]=[.$N3:.$N5])" office:value-type="float"/>
          <table:table-cell table:number-matrix-columns-spanned="1" table:number-matrix-rows-spanned="1" table:formula="of:=SUM([.G3:.G5]=[.$O3:.$O5])" office:value-type="float"/>
          <table:table-cell table:number-matrix-columns-spanned="1" table:number-matrix-rows-spanned="1" table:formula="of:=SUM([.H3:.H5]=[.$P3:.$P5])" office:value-type="float"/>
          <table:table-cell table:number-matrix-columns-spanned="1" table:number-matrix-rows-spanned="1" table:formula="of:=SUM([.I3:.I5]=[.$Q3:.$Q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R3:.$R5])" office:value-type="float"/>
          <table:table-cell table:number-matrix-columns-spanned="1" table:number-matrix-rows-spanned="1" table:formula="of:=SUM([.C3:.C5]&lt;[.$S3:.$S5])" office:value-type="float"/>
          <table:table-cell table:number-matrix-columns-spanned="1" table:number-matrix-rows-spanned="1" table:formula="of:=SUM([.D3:.D5]&lt;[.$T3:.$T5])" office:value-type="float"/>
          <table:table-cell table:number-matrix-columns-spanned="1" table:number-matrix-rows-spanned="1" table:formula="of:=SUM([.E3:.E5]&lt;[.$U3:.$U5])" office:value-type="float"/>
          <table:table-cell table:number-matrix-columns-spanned="1" table:number-matrix-rows-spanned="1" table:formula="of:=SUM([.F3:.F5]&lt;[.$V3:.$V5])" office:value-type="float"/>
          <table:table-cell table:number-matrix-columns-spanned="1" table:number-matrix-rows-spanned="1" table:formula="of:=SUM([.G3:.G5]&lt;[.$W3:.$W5])" office:value-type="float"/>
          <table:table-cell table:number-matrix-columns-spanned="1" table:number-matrix-rows-spanned="1" table:formula="of:=SUM([.H3:.H5]&lt;[.$X3:.$X5])" office:value-type="float"/>
          <table:table-cell table:number-matrix-columns-spanned="1" table:number-matrix-rows-spanned="1" table:formula="of:=SUM([.I3:.I5]&lt;[.$Y3:.$Y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R3:.$R5])" office:value-type="float"/>
          <table:table-cell table:number-matrix-columns-spanned="1" table:number-matrix-rows-spanned="1" table:formula="of:=SUM([.C3:.C5]&gt;[.$S3:.$S5])" office:value-type="float"/>
          <table:table-cell table:number-matrix-columns-spanned="1" table:number-matrix-rows-spanned="1" table:formula="of:=SUM([.D3:.D5]&gt;[.$T3:.$T5])" office:value-type="float"/>
          <table:table-cell table:number-matrix-columns-spanned="1" table:number-matrix-rows-spanned="1" table:formula="of:=SUM([.E3:.E5]&gt;[.$U3:.$U5])" office:value-type="float"/>
          <table:table-cell table:number-matrix-columns-spanned="1" table:number-matrix-rows-spanned="1" table:formula="of:=SUM([.F3:.F5]&gt;[.$V3:.$V5])" office:value-type="float"/>
          <table:table-cell table:number-matrix-columns-spanned="1" table:number-matrix-rows-spanned="1" table:formula="of:=SUM([.G3:.G5]&gt;[.$W3:.$W5])" office:value-type="float"/>
          <table:table-cell table:number-matrix-columns-spanned="1" table:number-matrix-rows-spanned="1" table:formula="of:=SUM([.H3:.H5]&gt;[.$X3:.$X5])" office:value-type="float"/>
          <table:table-cell table:number-matrix-columns-spanned="1" table:number-matrix-rows-spanned="1" table:formula="of:=SUM([.I3:.I5]&gt;[.$Y3:.$Y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Z3:.$Z5])" office:value-type="float"/>
          <table:table-cell table:number-matrix-columns-spanned="1" table:number-matrix-rows-spanned="1" table:formula="of:=SUM([.C3:.C5]=[.$AA3:.$AA5])" office:value-type="float"/>
          <table:table-cell table:number-matrix-columns-spanned="1" table:number-matrix-rows-spanned="1" table:formula="of:=SUM([.D3:.D5]=[.$AB3:.$AB5])" office:value-type="float"/>
          <table:table-cell table:number-matrix-columns-spanned="1" table:number-matrix-rows-spanned="1" table:formula="of:=SUM([.E3:.E5]=[.$AC3:.$AC5])" office:value-type="float"/>
          <table:table-cell table:number-matrix-columns-spanned="1" table:number-matrix-rows-spanned="1" table:formula="of:=SUM([.F3:.F5]=[.$AD3:.$AD5])" office:value-type="float"/>
          <table:table-cell table:number-matrix-columns-spanned="1" table:number-matrix-rows-spanned="1" table:formula="of:=SUM([.G3:.G5]=[.$AE3:.$AE5])" office:value-type="float"/>
          <table:table-cell table:number-matrix-columns-spanned="1" table:number-matrix-rows-spanned="1" table:formula="of:=SUM([.H3:.H5]=[.$AF3:.$AF5])" office:value-type="float"/>
          <table:table-cell table:number-matrix-columns-spanned="1" table:number-matrix-rows-spanned="1" table:formula="of:=SUM([.I3:.I5]=[.$AG3:.$AG5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